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WenQuanYi Zen Hei" svg:font-family="'WenQuanYi Zen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1d1039" officeooo:paragraph-rsid="001d1039"/>
    </style:style>
    <style:style style:name="P2" style:family="paragraph" style:parent-style-name="Preformatted_20_Text">
      <style:text-properties officeooo:paragraph-rsid="002dd5cc"/>
    </style:style>
    <style:style style:name="P3" style:family="paragraph" style:parent-style-name="Preformatted_20_Text">
      <style:text-properties officeooo:paragraph-rsid="002e4fab"/>
    </style:style>
    <style:style style:name="P4" style:family="paragraph" style:parent-style-name="Preformatted_20_Text">
      <style:text-properties fo:font-size="10pt" officeooo:paragraph-rsid="002e4fab" style:font-size-asian="10pt" style:font-size-complex="10pt"/>
    </style:style>
    <style:style style:name="P5" style:family="paragraph" style:parent-style-name="Preformatted_20_Text">
      <style:text-properties fo:font-size="10pt" officeooo:paragraph-rsid="002dd5cc" style:font-size-asian="10pt" style:font-size-complex="10pt"/>
    </style:style>
    <style:style style:name="P6" style:family="paragraph" style:parent-style-name="Preformatted_20_Text">
      <style:text-properties fo:font-size="10pt" officeooo:paragraph-rsid="002f5267" style:font-size-asian="10pt" style:font-size-complex="10pt"/>
    </style:style>
    <style:style style:name="P7" style:family="paragraph" style:parent-style-name="Preformatted_20_Text">
      <style:text-properties fo:font-size="10pt" fo:font-weight="bold" officeooo:paragraph-rsid="002dd5cc" style:font-size-asian="10pt" style:font-weight-asian="bold" style:font-size-complex="10pt" style:font-weight-complex="bold"/>
    </style:style>
    <style:style style:name="P8" style:family="paragraph" style:parent-style-name="Preformatted_20_Text">
      <style:text-properties fo:font-size="10pt" fo:font-weight="bold" officeooo:paragraph-rsid="002f5267" style:font-size-asian="10pt" style:font-weight-asian="bold" style:font-size-complex="10pt" style:font-weight-complex="bold"/>
    </style:style>
    <style:style style:name="P9" style:family="paragraph" style:parent-style-name="Preformatted_20_Text">
      <style:text-properties fo:font-size="10pt" fo:font-weight="bold" officeooo:paragraph-rsid="00301968" style:font-size-asian="10pt" style:font-weight-asian="bold" style:font-size-complex="10pt" style:font-weight-complex="bold"/>
    </style:style>
    <style:style style:name="P10" style:family="paragraph" style:parent-style-name="Preformatted_20_Text">
      <style:paragraph-properties fo:margin-left="2.501cm" fo:margin-right="0cm" fo:text-indent="0cm" style:auto-text-indent="false"/>
      <style:text-properties fo:font-size="10pt" fo:font-weight="bold" officeooo:paragraph-rsid="002dd5cc" style:font-size-asian="10pt" style:font-weight-asian="bold" style:font-size-complex="10pt" style:font-weight-complex="bold"/>
    </style:style>
    <style:style style:name="P11" style:family="paragraph" style:parent-style-name="Preformatted_20_Text">
      <style:paragraph-properties fo:margin-left="2.501cm" fo:margin-right="0cm" fo:text-indent="0cm" style:auto-text-indent="false"/>
      <style:text-properties fo:font-size="10pt" fo:font-weight="bold" officeooo:paragraph-rsid="002f5267" style:font-size-asian="10pt" style:font-weight-asian="bold" style:font-size-complex="10pt" style:font-weight-complex="bold"/>
    </style:style>
    <style:style style:name="P12" style:family="paragraph" style:parent-style-name="Preformatted_20_Text">
      <style:paragraph-properties fo:margin-left="2.501cm" fo:margin-right="0cm" fo:text-indent="0cm" style:auto-text-indent="false"/>
      <style:text-properties fo:font-size="10pt" fo:font-weight="normal" officeooo:paragraph-rsid="002f5267" style:font-size-asian="10pt" style:font-weight-asian="normal" style:font-size-complex="10pt" style:font-weight-complex="normal"/>
    </style:style>
    <style:style style:name="P13" style:family="paragraph" style:parent-style-name="Preformatted_20_Text">
      <style:paragraph-properties fo:margin-left="0cm" fo:margin-right="0cm" fo:text-indent="0cm" style:auto-text-indent="false"/>
      <style:text-properties fo:font-size="10pt" fo:font-weight="normal" officeooo:paragraph-rsid="002f5267" style:font-size-asian="10pt" style:font-weight-asian="normal" style:font-size-complex="10pt" style:font-weight-complex="normal"/>
    </style:style>
    <style:style style:name="P14" style:family="paragraph" style:parent-style-name="Preformatted_20_Text">
      <style:paragraph-properties fo:margin-left="0cm" fo:margin-right="0cm" fo:text-indent="0cm" style:auto-text-indent="false"/>
      <style:text-properties fo:font-size="10pt" fo:font-weight="normal" officeooo:rsid="002f5267" officeooo:paragraph-rsid="002f5267" style:font-size-asian="10pt" style:font-weight-asian="normal" style:font-size-complex="10pt" style:font-weight-complex="normal"/>
    </style:style>
    <style:style style:name="P15" style:family="paragraph" style:parent-style-name="Preformatted_20_Text">
      <style:text-properties fo:font-size="10pt" fo:font-weight="bold" officeooo:rsid="00301968" officeooo:paragraph-rsid="00301968" style:font-size-asian="10pt" style:font-weight-asian="bold" style:font-size-complex="10pt" style:font-weight-complex="bold"/>
    </style:style>
    <style:style style:name="P16" style:family="paragraph" style:parent-style-name="Preformatted_20_Text">
      <style:text-properties fo:font-size="10pt" fo:font-weight="bold" officeooo:rsid="002f5267" officeooo:paragraph-rsid="002f5267" style:font-size-asian="10pt" style:font-weight-asian="bold" style:font-size-complex="10pt" style:font-weight-complex="bold"/>
    </style:style>
    <style:style style:name="T1" style:family="text">
      <style:text-properties fo:color="#000000" style:font-name="DejaVu Sans Mono" fo:font-size="9pt" fo:font-weight="bold" officeooo:rsid="002dd5cc" style:font-name-asian="WenQuanYi Zen Hei" style:font-size-asian="9pt" style:font-name-complex="DejaVu Sans Mono" style:font-size-complex="9pt"/>
    </style:style>
    <style:style style:name="T2" style:family="text">
      <style:text-properties fo:color="#000000" style:font-name="DejaVu Sans Mono" fo:font-size="9pt" fo:font-weight="bold" officeooo:rsid="00348f67" style:font-name-asian="WenQuanYi Zen Hei" style:font-size-asian="9pt" style:font-name-complex="DejaVu Sans Mono" style:font-size-complex="9pt"/>
    </style:style>
    <style:style style:name="T3" style:family="text">
      <style:text-properties style:font-name="DejaVu Sans Mono" fo:font-size="24pt" fo:font-weight="bold" style:font-size-asian="24pt" style:font-size-complex="24pt"/>
    </style:style>
    <style:style style:name="T4" style:family="text">
      <style:text-properties style:font-name="DejaVu Sans Mono" fo:font-size="24pt" fo:font-weight="bold" officeooo:rsid="002dd5cc" style:font-size-asian="24pt" style:font-size-complex="24pt"/>
    </style:style>
    <style:style style:name="T5" style:family="text">
      <style:text-properties officeooo:rsid="002dd5cc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officeooo:rsid="002dd5cc" style:font-size-asian="9pt" style:font-size-complex="9pt"/>
    </style:style>
    <style:style style:name="T8" style:family="text">
      <style:text-properties officeooo:rsid="002e4fab"/>
    </style:style>
    <style:style style:name="T9" style:family="text">
      <style:text-properties style:text-position="33% 80%"/>
    </style:style>
    <style:style style:name="T10" style:family="text">
      <style:text-properties officeooo:rsid="002f5267"/>
    </style:style>
  </office:automatic-styles>
  <office:body>
    <office:text>
      <office:forms form:automatic-focus="false" form:apply-design-mode="false">
        <form:form form:name="unnamed0" form:apply-filter="true" form:control-implementation="ooo:com.sun.star.form.component.Form" office:target-frame="" xlink:href="#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Scharlachrot</text:span><text:span text:style-name="T3"><text:line-break/></text:span><text:span text:style-name="T1">Patent Ochsner 1991<text:tab/><text:tab/><text:tab/><text:tab/><text:tab/><text:tab/><text:tab/><text:tab/><text:tab/><text:tab/></text:span><text:span text:style-name="T2">120</text:span></text:p>
      <text:p text:style-name="P2"><text:span text:style-name="T6">G <text:s text:c="27"/></text:span><text:span text:style-name="T7">h</text:span><text:span text:style-name="T6">m <text:s text:c="16"/></text:span><text:span text:style-name="T7">e</text:span><text:span text:style-name="T6">m</text:span></text:p>
      <text:p text:style-name="P2">Die isch ja filmryf die szene i dere frytignacht</text:p>
      <text:p text:style-name="P2"><text:s text:c="4"/><text:span text:style-name="T5">a</text:span>m <text:s text:c="23"/>D</text:p>
      <text:p text:style-name="P2">dr mond isch es wysses runds loch</text:p>
      <text:p text:style-name="P2"><text:s text:c="3"/>G <text:s text:c="14"/><text:span text:style-name="T5">h</text:span>m <text:s text:c="10"/>C <text:s text:c="2"/>D<text:span text:style-name="T5">sus4 D </text:span></text:p>
      <text:p text:style-name="P2">&amp; luegt glych zur wösch uus win I</text:p>
      <text:p text:style-name="P2"/>
      <text:p text:style-name="P2"><text:s text:c="11"/>G <text:s text:c="16"/><text:span text:style-name="T5">hm <text:s text:c="11"/>em</text:span></text:p>
      <text:p text:style-name="P2">Hie bin I lang <text:span text:style-name="T5">v</text:span>iu z lang allei gsi &amp; ha fläsche ghöut</text:p>
      <text:p text:style-name="P2"><text:s text:c="11"/><text:span text:style-name="T5">a</text:span>m <text:s text:c="20"/>D</text:p>
      <text:p text:style-name="P2">schtunge zeut i däm viu z grosse bett</text:p>
      <text:p text:style-name="P2"><text:s text:c="7"/>G <text:s text:c="13"/><text:span text:style-name="T5">h</text:span>m <text:s text:c="11"/>C <text:s text:c="3"/></text:p>
      <text:p text:style-name="P3">&amp; ha gseh wie sech d wäut wacker dräit <text:s text:c="3"/>...nume nid um mi...</text:p>
      <text:p text:style-name="P2"><text:s text:c="3"/></text:p>
      <text:p text:style-name="P2"><text:s text:c="14"/>G <text:s text:c="10"/><text:span text:style-name="T8">hm <text:s text:c="10"/>em</text:span></text:p>
      <text:p text:style-name="P4">&amp; jitz bisch du cho grad jitz won I's nümm hätti dänkt</text:p>
      <text:p text:style-name="P4"><text:s text:c="12"/><text:span text:style-name="T8">am <text:s text:c="26"/>D</text:span></text:p>
      <text:p text:style-name="P4">&amp; luegsch dry wie wenn's öppis schön z gwinne gäb</text:p>
      <text:p text:style-name="P4"><text:s text:c="14"/>G <text:s text:c="17"/><text:span text:style-name="T8">h</text:span>m <text:s text:c="9"/>C <text:s text:c="6"/>D<text:span text:style-name="T5">sus4 <text:s text:c="11"/>D </text:span></text:p>
      <text:p text:style-name="P4">für di &amp; für mi im schlimmschte fall nume e nacht</text:p>
      <text:p text:style-name="P5"><text:s text:c="10"/></text:p>
      <text:p text:style-name="P10"><text:s text:c="2"/><text:span text:style-name="T8">e</text:span>m <text:s text:c="7"/><text:span text:style-name="T8">h</text:span>m <text:s text:c="7"/><text:span text:style-name="T10">C</text:span> <text:s text:c="11"/>G</text:p>
      <text:p text:style-name="P10">I boue mir myni tröim uuf rund um di</text:p>
      <text:p text:style-name="P10"><text:s text:c="2"/><text:span text:style-name="T8">e</text:span>m <text:s text:c="8"/>C <text:s text:c="8"/>D <text:s/><text:span text:style-name="T10">D#</text:span><text:span text:style-name="T9">Ø</text:span></text:p>
      <text:p text:style-name="P10">&amp; male se scharlachrot a</text:p>
      <text:p text:style-name="P10"><text:s text:c="2"/><text:span text:style-name="T8">e</text:span>m <text:s text:c="12"/><text:span text:style-name="T8">h</text:span>m <text:s text:c="4"/>C <text:s text:c="10"/>G</text:p>
      <text:p text:style-name="P10">I brönne mir di name z mitts i mys härz</text:p>
      <text:p text:style-name="P10"><text:s text:c="11"/><text:span text:style-name="T8">e</text:span>m <text:s text:c="15"/>C <text:s text:c="9"/>D</text:p>
      <text:p text:style-name="P10">chönnt schwöre dass I ewig blybe we üs nüt</text:p>
      <text:p text:style-name="P11"><text:s text:c="12"/>G <text:s text:c="7"/><text:span text:style-name="T8">h</text:span>m <text:s/><text:span text:style-name="T8">e</text:span>m </text:p>
      <text:p text:style-name="P10">drzwüsche chunnt</text:p>
      <text:p text:style-name="P12"/>
      <text:p text:style-name="P14">em F#(single Note) G(single Note) am <text:s/>am/G Dsus4 D</text:p>
      <text:p text:style-name="P13">G <text:s/><text:span text:style-name="T8">h</text:span>m C <text:span text:style-name="T10"><text:s/>Dsus4 D</text:span></text:p>
      <text:p text:style-name="P5"/>
      <text:p text:style-name="P5"><text:s text:c="16"/>G</text:p>
      <text:p text:style-name="P6"><text:s text:c="14"/>G <text:s text:c="10"/><text:span text:style-name="T8">hm <text:s text:c="10"/>em</text:span></text:p>
      <text:p text:style-name="P6">&amp; jitz bisch du cho grad jitz won I's nümm hätti dänkt</text:p>
      <text:p text:style-name="P6"><text:s text:c="12"/><text:span text:style-name="T8">am <text:s text:c="26"/>D</text:span></text:p>
      <text:p text:style-name="P6">&amp; luegsch dry wie wenn's öppis schön z gwinne gäb</text:p>
      <text:p text:style-name="P6"><text:s text:c="14"/>G <text:s text:c="17"/><text:span text:style-name="T8">h</text:span>m <text:s text:c="9"/>C <text:s text:c="6"/>D<text:span text:style-name="T5">sus4 <text:s text:c="11"/>D </text:span></text:p>
      <text:p text:style-name="P6">für di &amp; für mi im schlimmschte fall nume e nacht</text:p>
      <text:p text:style-name="P5"/>
      <text:p text:style-name="P5"/>
      <text:p text:style-name="P7"/>
      <text:p text:style-name="P8"><text:tab/><text:tab/><text:span text:style-name="T10">Chorus</text:span></text:p>
      <text:p text:style-name="P8"><text:tab/><text:tab/><text:tab/> <text:span text:style-name="T10">D#</text:span><text:span text:style-name="T9">Ø <text:s text:c="2"/></text:span></text:p>
      <text:p text:style-name="P9"><text:tab/><text:tab/>...drzwüsche …<text:line-break/> </text:p>
      <text:p text:style-name="P15"><text:tab/><text:tab/>Chorus</text:p>
      <text:p text:style-name="P8"><text:line-break/><text:tab/><text:tab/><text:span text:style-name="T10">Chorus 1. Teil instrumental a gogo</text:span></text:p>
      <text:p text:style-name="P16"><text:tab/><text:line-break/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WenQuanYi Zen Hei" svg:font-family="'WenQuanYi Zen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WenQuanYi Zen Hei" style:font-family-asian="'WenQuanYi Zen Hei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8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utzer </meta:initial-creator>
    <meta:creation-date>2016-12-22T19:28:35.994103760</meta:creation-date>
    <dc:date>2018-07-07T18:07:36.504780553</dc:date>
    <dc:creator>benutzer </dc:creator>
    <meta:editing-duration>PT1H18M19S</meta:editing-duration>
    <meta:editing-cycles>15</meta:editing-cycles>
    <meta:generator>LibreOffice/5.1.6.2$Linux_X86_64 LibreOffice_project/10m0$Build-2</meta:generator>
    <meta:document-statistic meta:table-count="0" meta:image-count="0" meta:object-count="0" meta:page-count="1" meta:paragraph-count="46" meta:word-count="246" meta:character-count="1679" meta:non-whitespace-character-count="818"/>
  </office:meta>
</office:document-meta>
</file>